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Your mom was stressed all the time because she was like you, but unable to get the root, she was a wreck. She is the great great granddaughter of one of Iuzs most fierce generals, who knew the power of the root, and had it used against him. She knows this is not your curse but your gift, and she couldn’t bare to watch you live the same life of suffering as she has, just thinking that there’s something wrong with you and not knowing your blessings so she lured you to the carnival. She gave you the tea, but you couldn’t see because the tent was so dark and hazy, and you accepted because the aroma was so powerful. She slipped the pouch into your tunic. Oh by the way, your dad uses too, but he didn’t have to be a part of the world like she did, so he could hide it way more effectively since he was a “reclusive genius”. It drew her to him at first, but eventually her own neuroses and his obsession with work and the depression of not being able to know each other in the best possible way grew a chasm between them. Follow your father’s instructions to find the guild. Follow your heart to find the root. Never come back. Live your life in the happiness that we had to sacrifice.<text:line-break/><text:line-break/>- You’ll meet your moms twin sister or dads twin brother - maybe not their twin but someone that looks a lot like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9T10:56:53.63</meta:creation-date>
    <meta:generator>OpenOffice/4.1.15$Win32 OpenOffice.org_project/4115m2$Build-9813</meta:generator>
    <meta:document-statistic meta:table-count="0" meta:image-count="0" meta:object-count="0" meta:page-count="1" meta:paragraph-count="1" meta:word-count="255" meta:character-count="1310"/>
    <dc:date>2025-06-29T10:57:19.95</dc:date>
    <dc:creator>Paul Paroczai</dc:creator>
    <meta:editing-duration>PT26S</meta:editing-duration>
    <meta:editing-cycles>1</meta:editing-cycles>
  </office:meta>
</office:document-meta>
</file>